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136" officeooo:paragraph-rsid="000dc136"/>
    </style:style>
    <style:style style:name="P2" style:family="paragraph" style:parent-style-name="Standard">
      <style:text-properties officeooo:rsid="000f7fcd" officeooo:paragraph-rsid="000f7fcd"/>
    </style:style>
    <style:style style:name="P3" style:family="paragraph" style:parent-style-name="Standard">
      <style:text-properties officeooo:rsid="001005a5" officeooo:paragraph-rsid="001005a5"/>
    </style:style>
    <style:style style:name="P4" style:family="paragraph" style:parent-style-name="Standard">
      <style:text-properties fo:font-weight="bold" officeooo:rsid="000dc136" officeooo:paragraph-rsid="000dc136" style:font-weight-asian="bold" style:font-weight-complex="bold"/>
    </style:style>
    <style:style style:name="P5" style:family="paragraph" style:parent-style-name="Standard">
      <style:text-properties fo:font-weight="bold" officeooo:rsid="000f7fcd" officeooo:paragraph-rsid="000f7fcd" style:font-weight-asian="bold" style:font-weight-complex="bold"/>
    </style:style>
    <style:style style:name="P6" style:family="paragraph" style:parent-style-name="Standard">
      <style:text-properties fo:font-weight="bold" officeooo:rsid="001005a5" officeooo:paragraph-rsid="001005a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dc136" officeooo:paragraph-rsid="000dc13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per – rough path</text:p>
      <text:p text:style-name="P1"/>
      <text:p text:style-name="P1"><text:span text:style-name="T1">Abstract: </text:span>to be done a last</text:p>
      <text:p text:style-name="P1"/>
      <text:p text:style-name="P4">Intro:</text:p>
      <text:p text:style-name="P1">→ CALIFA: calorimeter for detection of gammas and light charged particles. </text:p>
      <text:p text:style-name="P1">→ R3B broad program from coulex fission to p2p experiments, giant dipole resonances etc..</text:p>
      <text:p text:style-name="P1">→ Especially for gammas the clusters are sparse</text:p>
      <text:p text:style-name="P1">→ Double/single escape topic</text:p>
      <text:p text:style-name="P1">→ Current Clustering algorithm: explain method</text:p>
      <text:p text:style-name="P1">→ Plan: use the power of ML, graph neural networks (GNNs) for better/precise reconstruction</text:p>
      <text:p text:style-name="P1"/>
      <text:p text:style-name="P5">Methodology:</text:p>
      <text:p text:style-name="P2">Data Preprocessing:</text:p>
      <text:p text:style-name="P2">→ simulated data,uniformly distributed 0.3-10 MeV, true values available</text:p>
      <text:p text:style-name="P2">→ maybe plot of the simulated detector…</text:p>
      <text:p text:style-name="P2">→ time is simulated by myself→ explain how</text:p>
      <text:p text:style-name="P2">→ in each event 3 gammas are simulated; multiple hits</text:p>
      <text:p text:style-name="P2"/>
      <text:p text:style-name="P2">Clustering:</text:p>
      <text:p text:style-name="P2">→starting point is the standard clustering results, as benchmark</text:p>
      <text:p text:style-name="P2">→next step, also more classic clustering: agglomerative model (scipy), with time info included </text:p>
      <text:p text:style-name="P2">→ now real ML with NN: Edge model, explain architecture, etc</text:p>
      <text:p text:style-name="P3">→ Motivation for agglo + edge: show good results of agglo, however still lot of fn</text:p>
      <text:p text:style-name="P3"><text:s text:c="5"/>fn could be improved by using edge as complementary method</text:p>
      <text:p text:style-name="P3">→ since those clustering methods use time→ try out r3b+ edge→ motivation: compare standard method with ML model. This could then be directly used</text:p>
      <text:p text:style-name="P3"/>
      <text:p text:style-name="P3"/>
      <text:p text:style-name="P6">Results:</text:p>
      <text:p text:style-name="P3">Show bar plots and shortly explain, loss curves</text:p>
      <text:p text:style-name="P3">Show a gamma spectrum of the 2.1 MeV peak and compare spectra of different cluster methods</text:p>
      <text:p text:style-name="P3"/>
      <text:p text:style-name="P6">(Short) discussion:</text:p>
      <text:p text:style-name="P3">This analysis should be seen as motivation also for other detector groups to use such kind of „simple“ models to improve signal reconstruction.</text:p>
      <text:p text:style-name="P3">→ as outlook: deep set could be applied to decrease number of fp, transformer models could also be used, this could be of interest for more dim. Datasets</text:p>
      <text:p text:style-name="P3"/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9:17:04.868093776</meta:creation-date>
    <dc:date>2025-03-20T09:54:55.707301911</dc:date>
    <meta:editing-duration>PT4M59S</meta:editing-duration>
    <meta:editing-cycles>1</meta:editing-cycles>
    <meta:document-statistic meta:table-count="0" meta:image-count="0" meta:object-count="0" meta:page-count="1" meta:paragraph-count="29" meta:word-count="266" meta:character-count="1645" meta:non-whitespace-character-count="1398"/>
    <meta:generator>LibreOffice/7.3.7.2$Linux_X86_64 LibreOffice_project/30$Build-2</meta:generator>
  </office:meta>
</office:document-meta>
</file>